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rmWare: JSR 223 implementation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Introduction.<text:tab/>1</text:p>
          <text:p text:style-name="P2">Resolving script <text:s/>engine.<text:tab/>1</text:p>
          <text:p text:style-name="P2">Using <text:s/>script engine.<text:tab/>2</text:p>
          <text:p text:style-name="P3">Evaluation<text:tab/>2</text:p>
          <text:p text:style-name="P3">Support of <text:s/>compilable optional interface.<text:tab/>3</text:p>
          <text:p text:style-name="P3">Support of <text:s/>invocable optional interface.<text:tab/>3</text:p>
          <text:p text:style-name="P2">History of <text:s/>changes.<text:tab/>4</text:p>
        </text:index-body>
      </text:table-of-content>
      <text:p text:style-name="Standard"/>
      <text:h text:style-name="Heading_20_1" text:outline-level="1">Introduction.</text:h>
      <text:p text:style-name="Standard"/>
      <text:p text:style-name="Standard"><text:s text:c="2"/>TermWare is a language, based on rewriting rules and designed to be embedded in Java based systems. <text:s/>For general information about TermWare see <text:a xlink:type="simple" xlink:href="http://www.gradsoft.ua/">http://www.gradsoft.ua</text:a></text:p>
      <text:p text:style-name="Standard"><text:s text:c="2"/>JSR223 is a standard for interaction between Java ans scripting language. Specification can be found at <text:s/><text:a xlink:type="simple" xlink:href="http://www.jcp.org/jsr223">http://www.jcp.org/jsr223</text:a>. <text:s/>JSR223 implementation is included in Java standard edition starting from JKD-1.6</text:p>
      <text:p text:style-name="Standard"/>
      <text:h text:style-name="Heading_20_1" text:outline-level="1">Resolving script <text:s/>engine.</text:h>
      <text:p text:style-name="Standard"/>
      <text:p text:style-name="Standard"><text:s text:c="3"/>Names of <text:s/>TermWare script engine are 'TermWare' and 'termware'. <text:s/>Mime type for termware script is Application/X-TermWare-Script, <text:s/>Following code fragment shows, how to retrieve script engine by name:</text:p>
      <text:p text:style-name="Standard"/>
      <text:p text:style-name="Preformatted_20_Text">ScriptEngineManager <text:s/>scriptEngineManager = new ScriptEngineManager();</text:p>
      <text:p text:style-name="Preformatted_20_Text">ScriptEngine <text:s/>scriptEngine = scriptEngineManager.getEngineByName('termware');</text:p>
      <text:p text:style-name="Preformatted_20_Text"/>
      <text:p text:style-name="Standard">or by mime type:</text:p>
      <text:p text:style-name="Standard"/>
      <text:p text:style-name="Preformatted_20_Text">ScriptEngineManager <text:s/>scriptEngineManager = new ScriptEngineManager();</text:p>
      <text:p text:style-name="Preformatted_20_Text">ScriptEngine <text:s/>scriptEngine = <text:s/></text:p>
      <text:p text:style-name="Preformatted_20_Text"><text:s text:c="8"/>scriptEngineManager.getEngineByMimeType('Application/X-TermWare-Script');</text:p>
      <text:p text:style-name="Standard"/>
      <text:p text:style-name="Standard"/>
      <text:p text:style-name="Standard"><text:s text:c="2"/>Each instance of script engine keep own bindings and own instance of term system, with general set of transformers, default facts and FirstTop strategy. <text:s/>It is safe to use TermWare <text:s/>in multithreading application, according to JSR223 “MULTITHREADING” <text:s/>policy, where few instances of script engine can be <text:s/>accessed concurrently, one instance – if caller manually synchronize access to bindings.</text:p>
      <text:p text:style-name="Standard"/>
      <text:p text:style-name="Standard"/>
      <text:h text:style-name="Heading_20_1" text:outline-level="1"><text:bookmark-start text:name="DDE_LINK6"/>Using <text:s/>script engine<text:bookmark-end text:name="DDE_LINK6"/>.</text:h>
      <text:p text:style-name="Standard"/>
      <text:h text:style-name="Heading_20_2" text:outline-level="2">Evaluation</text:h>
      <text:p text:style-name="Standard"/>
      <text:p text:style-name="Standard"><text:s text:c="2"/>After obtaining, we can use script engine, evaluating terms with help of <text:span text:style-name="T1">eval</text:span> family of ScriptEngine methods:</text:p>
      <text:p text:style-name="Standard"/>
      <text:p text:style-name="Preformatted_20_Text"><text:bookmark-start text:name="DDE_LINK"/>Object o = scriptEngine.eval(“2+2”);</text:p>
      <text:p text:style-name="Preformatted_20_Text">System.out.println(“2+2 is “+o.toString());</text:p>
      <text:p text:style-name="Preformatted_20_Text"><text:bookmark-end text:name="DDE_LINK"/></text:p>
      <text:p text:style-name="Standard"><text:s text:c="2"/>For list of <text:s/>default transformations you can look at <text:s/>description of <text:s/><text:span text:style-name="T1">general</text:span> system in TermWare API. <text:s/><text:span text:style-name="T1">Let</text:span> transformer allows us to define new rules in current system, so we can write something in style:</text:p>
      <text:p text:style-name="Standard"/>
      <text:p text:style-name="Preformatted_20_Text"><text:bookmark-start text:name="DDE_LINK1"/>(void)scriptEngine.eval(“let square($x) -&gt; $x*$x”);<text:bookmark-end text:name="DDE_LINK1"/></text:p>
      <text:p text:style-name="Preformatted_20_Text">Object o = scriptEngine.eval(“square(3)”);</text:p>
      <text:p text:style-name="Preformatted_20_Text">System.out.println(“square(3) is “+o.toString());</text:p>
      <text:p text:style-name="Preformatted_20_Text"/>
      <text:p text:style-name="Standard"><text:s/>It is possible to call other systems, using <text:span text:style-name="T1">apply</text:span> default transformer and define new systems with help of <text:s/><text:span text:style-name="T1">sys</text:span> system:</text:p>
      <text:p text:style-name="Standard"/>
      <text:p text:style-name="Preformatted_20_Text">(void)scriptEngine.eval(“sys.system(MyNewSystem,default,”+</text:p>
      <text:p text:style-name="Preformatted_20_Text"><text:s text:c="24"/>“ruleset(P($x) -&gt; $x*$x,Q($x)-&gt;$x+$x),FirstTop)”);</text:p>
      <text:p text:style-name="Preformatted_20_Text"/>
      <text:p text:style-name="Preformatted_20_Text">Object o = scriptEngine.eval(“MyNewSystem.P(3)”);</text:p>
      <text:p text:style-name="Preformatted_20_Text"/>
      <text:p text:style-name="Standard">For passing information from Java to termware engine we can use bindings interface:</text:p>
      <text:p text:style-name="Standard"/>
      <text:p text:style-name="Preformatted_20_Text">scriptEngine.put(“a”,3);</text:p>
      <text:p text:style-name="Preformatted_20_Text">Object o = scriptEngine.eval(“MyNewSystem.P($a)”);</text:p>
      <text:p text:style-name="Preformatted_20_Text"/>
      <text:p text:style-name="Standard">Or, which the same:</text:p>
      <text:p text:style-name="Standard"/>
      <text:p text:style-name="Preformatted_20_Text">Bindings bindings = scriptEngine.getBindings(ScriptContext.ENGINE_SCOPE);</text:p>
      <text:p text:style-name="Preformatted_20_Text">bindings.put(“a”,3);</text:p>
      <text:p text:style-name="Preformatted_20_Text">Object o = scriptEngine.eval(“MyNewSystem.P($a)”);</text:p>
      <text:p text:style-name="Preformatted_20_Text"/>
      <text:p text:style-name="Standard">Be careful with bindings when <text:s/>defining new rules: next code fragment:</text:p>
      <text:p text:style-name="Standard"/>
      <text:p text:style-name="Preformatted_20_Text"><text:bookmark-start text:name="DDE_LINK4"/><text:bookmark-start text:name="DDE_LINK3"/>scriptEngine.put(“a”,10);</text:p>
      <text:p text:style-name="Preformatted_20_Text">Object o = scriptEngine.eval(“let square($a) -&gt; $a*$a”);</text:p>
      <text:p text:style-name="Preformatted_20_Text"><text:bookmark-end text:name="DDE_LINK4"/><text:bookmark-end text:name="DDE_LINK3"/></text:p>
      <text:p text:style-name="Standard">will introduce rule <text:span text:style-name="T1">square(10) -&gt; 10*10</text:span> instead expected, because variables substitution is done before evaluation. <text:s/>The solutions is to clear bindings before using free variables, i. e.:</text:p>
      <text:p text:style-name="Standard"/>
      <text:p text:style-name="Preformatted_20_Text">scriptEngine.getBinding(ScriptContext.ENGINE_SCOPE).clear();</text:p>
      <text:p text:style-name="Preformatted_20_Text">Object o = scriptEngine.eval(“let square($a) -&gt; $a*$a”);</text:p>
      <text:p text:style-name="Preformatted_20_Text"/>
      <text:p text:style-name="Standard">It is possible to pass arbitrary Java object, to call methods of one from termware script:</text:p>
      <text:p text:style-name="Standard"/>
      <text:p text:style-name="Preformatted_20_Text">scriptEngine.put(“x”,new Point(10,10));</text:p>
      <text:p text:style-name="Preformatted_20_Text">Object o = scriptEngine.eval(“$x.getX()”);</text:p>
      <text:p text:style-name="Preformatted_20_Text"/>
      <text:h text:style-name="Heading_20_2" text:outline-level="2">Support of <text:s/>compilable optional interface.</text:h>
      <text:p text:style-name="Standard"/>
      <text:p text:style-name="Standard">Sometimes we need to use same script code fragment few times. <text:s/>In such cases <text:s/>better parse code <text:s/>fragment only once and then use preparsed script for faster evaluation. <text:s/>TermWare implements optional <text:s/>JSR223 Compilable interface, which allows us to receive compiled script from string or some reader, than call eval on it.</text:p>
      <text:p text:style-name="Standard">Example:</text:p>
      <text:p text:style-name="Standard"/>
      <text:p text:style-name="Preformatted_20_Text">Compilable compilable = (Compilable)scriptEngine;</text:p>
      <text:p text:style-name="Preformatted_20_Text">CompiledScript <text:s/>cs = compilable.compile(“square($x)”);</text:p>
      <text:p text:style-name="Preformatted_20_Text">scriptEngine.put(“x”,10);</text:p>
      <text:p text:style-name="Preformatted_20_Text">Object o = cs.eval();</text:p>
      <text:p text:style-name="Preformatted_20_Text">scriptEngine.put(“x”,11);</text:p>
      <text:p text:style-name="Preformatted_20_Text">o=cs.eval()</text:p>
      <text:p text:style-name="Preformatted_20_Text"/>
      <text:h text:style-name="Heading_20_2" text:outline-level="2">Support of <text:s/>invocable optional interface.</text:h>
      <text:p text:style-name="Standard"/>
      <text:p text:style-name="Standard">TermWare also implements optional Invocable interface of <text:s/>ScriptEngine. <text:s/>This allow us to define rule for some names inside system and then use ones via <text:s/>Invocation API. <text:s/>The most simple case is <text:s/><text:span text:style-name="T1">invokeFunction</text:span> method:</text:p>
      <text:p text:style-name="Standard"/>
      <text:p text:style-name="Preformatted_20_Text"><text:bookmark-start text:name="DDE_LINK2"/>ScriptEngine scriptEngine = scriptEngineManager.getEngineByName(“termware”);</text:p>
      <text:p text:style-name="Preformatted_20_Text">scriptEngine.eval(“let square($x) -&gt; $x*$x;”);</text:p>
      <text:p text:style-name="Preformatted_20_Text">Invocable invocable <text:s/>= (Invocable)scriptEngine;</text:p>
      <text:p text:style-name="Preformatted_20_Text">Object o = invocable.invokeFunction(“square”,10);<text:bookmark-end text:name="DDE_LINK2"/></text:p>
      <text:p text:style-name="Preformatted_20_Text"/>
      <text:p text:style-name="Standard">Set of <text:s/>function can define interface. <text:s/>For example, let we have interface <text:span text:style-name="T1">Summator:</text:span></text:p>
      <text:p text:style-name="P1"/>
      <text:p text:style-name="Preformatted_20_Text">interface Summator</text:p>
      <text:p text:style-name="Preformatted_20_Text">{</text:p>
      <text:p text:style-name="Preformatted_20_Text"><text:s text:c="2"/>int sum(int x, int y);</text:p>
      <text:p text:style-name="Preformatted_20_Text"><text:s text:c="2"/>double sum(double x, double y);</text:p>
      <text:p text:style-name="Preformatted_20_Text">}</text:p>
      <text:p text:style-name="Preformatted_20_Text"/>
      <text:p text:style-name="Standard">Then we can define rewriting rules for 'sum' <text:s/>method <text:s/>in TermWare and bind instance of <text:s/>script engine to this interface:</text:p>
      <text:p text:style-name="Standard"/>
      <text:p text:style-name="Preformatted_20_Text">ScriptEngine scriptEngine = scriptEngineManager.getEngineByName(“termware”);</text:p>
      <text:p text:style-name="Preformatted_20_Text">scriptEngine.eval(“let sum($x,$y) -&gt; $x+$y;”);</text:p>
      <text:p text:style-name="Preformatted_20_Text">Invocable invocable <text:s/>= (Invocable)scriptEngine;</text:p>
      <text:p text:style-name="Preformatted_20_Text">Summator tSummator = invocable.getInterface(Summator.class);</text:p>
      <text:p text:style-name="Preformatted_20_Text">int five = tSummator.sum(2,3);</text:p>
      <text:p text:style-name="Preformatted_20_Text"/>
      <text:p text:style-name="Standard">Also we can map instances of TermWare objects to Java interfaces in the same manner. For example, let we need <text:s/>receive number and <text:s/>return string, which describe this number in natural language. In <text:s/>file <text:s/>systems/examples/Number2String.def we can find system, which do that. <text:s/></text:p>
      <text:p text:style-name="Standard">Now, let's construct Java class, which will have method numberToString:</text:p>
      <text:p text:style-name="Standard">From Java side we need definition of interface:</text:p>
      <text:p text:style-name="Standard"/>
      <text:p text:style-name="Preformatted_20_Text">public interface InWords {</text:p>
      <text:p text:style-name="Preformatted_20_Text"><text:s text:c="3"/>String numberInWords(int number);</text:p>
      <text:p text:style-name="Preformatted_20_Text">}</text:p>
      <text:p text:style-name="Preformatted_20_Text"/>
      <text:p text:style-name="Standard"/>
      <text:p text:style-name="Standard"><text:bookmark-start text:name="DDE_LINK5"/>And method, which return this interface:<text:bookmark-end text:name="DDE_LINK5"/></text:p>
      <text:p text:style-name="Standard"/>
      <text:p text:style-name="Preformatted_20_Text">public static InWords createInwords()</text:p>
      <text:p text:style-name="Preformatted_20_Text">{</text:p>
      <text:p text:style-name="Preformatted_20_Text"><text:s text:c="2"/>ScriptEngine scriptEngine = scriptEngineManager.getEngineByName(“termware”);</text:p>
      <text:p text:style-name="Preformatted_20_Text"><text:s text:c="2"/>Invocable invocable <text:s/>= (Invocable)scriptEngine;</text:p>
      <text:p text:style-name="Preformatted_20_Text"><text:s text:c="2"/>return invocable.getInterface(“examples::Number2String”,InWords.class);</text:p>
      <text:p text:style-name="Preformatted_20_Text">}</text:p>
      <text:p text:style-name="Preformatted_20_Text"/>
      <text:p text:style-name="Standard">Rules of transforming terms to interfaces are simple: if term is atom or complex name, than termware try to resolve appropriative system and bind one to interface, otherwise if term is Java object which implements target interface, than we return this Java Object.</text:p>
      <text:p text:style-name="Standard"/>
      <text:p text:style-name="Standard">It is possible extend <text:s/>mapping <text:s/>of <text:s/>terms to objects, by using TypeConversions API, available by method <text:s/><text:span text:style-name="T1">TermWareInstance.getTypeConversions() </text:span><text:span text:style-name="T2">(see API <text:s/>for details).</text:span></text:p>
      <text:p text:style-name="Standard"/>
      <text:h text:style-name="Heading_20_1" text:outline-level="1">History of <text:s/>changes.</text:h>
      <text:p text:style-name="Text_20_body"/>
      <text:list text:style-name="L1">
        <text:list-item>
          <text:p text:style-name="P4">30.07.2007 <text:s text:c="2"/>initial <text:s/>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Arial" fo:font-size="12pt" fo:language="en" fo:country="US" style:letter-kerning="true"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LGC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1$Build-9129</meta:generator>
    <meta:initial-creator>Ruslan Shevchenko</meta:initial-creator>
    <meta:creation-date>2007-07-23T10:08:35</meta:creation-date>
    <dc:creator>Ruslan Shevchenko</dc:creator>
    <dc:date>2007-08-04T22:43:02</dc:date>
    <dc:language>en-US</dc:language>
    <meta:editing-cycles>12</meta:editing-cycles>
    <meta:editing-duration>P2DT12H26M29S</meta:editing-duration>
    <meta:user-defined meta:name="Info 1"/>
    <meta:user-defined meta:name="Info 2"/>
    <meta:user-defined meta:name="Info 3"/>
    <meta:user-defined meta:name="Info 4"/>
    <meta:document-statistic meta:table-count="0" meta:image-count="0" meta:object-count="0" meta:page-count="4" meta:paragraph-count="94" meta:word-count="819" meta:character-count="6201"/>
  </office:meta>
</office:document-meta>
</file>